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8.83mm" svg:height="234.54mm" svg:x="46.27mm" svg:y="1.06mm">
            <loext:p draw:notify-on-update-of-ranges="Sheet1.A1:Sheet1.A1 Sheet1.A2:Sheet1.A1779 Sheet1.B1:Sheet1.B1 Sheet1.B2:Sheet1.B17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45" calcext:value-type="float">
            <text:p>19.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.65" calcext:value-type="float">
            <text:p>21.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.15" calcext:value-type="float">
            <text:p>23.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15" calcext:value-type="float">
            <text:p>26.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.35" calcext:value-type="float">
            <text:p>27.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.15" calcext:value-type="float">
            <text:p>28.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.95" calcext:value-type="float">
            <text:p>27.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1.15" calcext:value-type="float">
            <text:p>31.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.75" calcext:value-type="float">
            <text:p>31.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.75" calcext:value-type="float">
            <text:p>31.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.55" calcext:value-type="float">
            <text:p>34.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.45" calcext:value-type="float">
            <text:p>34.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.45" calcext:value-type="float">
            <text:p>33.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.45" calcext:value-type="float">
            <text:p>33.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.65" calcext:value-type="float">
            <text:p>36.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.15" calcext:value-type="float">
            <text:p>37.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.95" calcext:value-type="float">
            <text:p>34.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5.65" calcext:value-type="float">
            <text:p>35.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.25" calcext:value-type="float">
            <text:p>36.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.55" calcext:value-type="float">
            <text:p>37.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.95" calcext:value-type="float">
            <text:p>37.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8.65" calcext:value-type="float">
            <text:p>38.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7.05" calcext:value-type="float">
            <text:p>37.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9.85" calcext:value-type="float">
            <text:p>39.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75" calcext:value-type="float">
            <text:p>37.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.95" calcext:value-type="float">
            <text:p>40.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.45" calcext:value-type="float">
            <text:p>40.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8.95" calcext:value-type="float">
            <text:p>38.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0.45" calcext:value-type="float">
            <text:p>40.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2.25" calcext:value-type="float">
            <text:p>42.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.25" calcext:value-type="float">
            <text:p>43.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.05" calcext:value-type="float">
            <text:p>43.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.45" calcext:value-type="float">
            <text:p>43.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4.25" calcext:value-type="float">
            <text:p>44.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5.55" calcext:value-type="float">
            <text:p>45.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5.05" calcext:value-type="float">
            <text:p>45.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6.35" calcext:value-type="float">
            <text:p>46.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.55" calcext:value-type="float">
            <text:p>47.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5.55" calcext:value-type="float">
            <text:p>45.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.75" calcext:value-type="float">
            <text:p>47.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.35" calcext:value-type="float">
            <text:p>45.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.65" calcext:value-type="float">
            <text:p>46.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9.85" calcext:value-type="float">
            <text:p>49.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1.05" calcext:value-type="float">
            <text:p>51.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1.35" calcext:value-type="float">
            <text:p>51.3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.65" calcext:value-type="float">
            <text:p>49.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.95" calcext:value-type="float">
            <text:p>50.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.55" calcext:value-type="float">
            <text:p>52.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.75" calcext:value-type="float">
            <text:p>52.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4.35" calcext:value-type="float">
            <text:p>54.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4.35" calcext:value-type="float">
            <text:p>54.3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4.75" calcext:value-type="float">
            <text:p>54.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5.35" calcext:value-type="float">
            <text:p>55.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4.65" calcext:value-type="float">
            <text:p>54.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5.95" calcext:value-type="float">
            <text:p>55.9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.95" calcext:value-type="float">
            <text:p>53.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6.65" calcext:value-type="float">
            <text:p>56.6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6.65" calcext:value-type="float">
            <text:p>56.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5.25" calcext:value-type="float">
            <text:p>55.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6.85" calcext:value-type="float">
            <text:p>56.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5.45" calcext:value-type="float">
            <text:p>55.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5.05" calcext:value-type="float">
            <text:p>55.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7.05" calcext:value-type="float">
            <text:p>57.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7.05" calcext:value-type="float">
            <text:p>57.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7.3" calcext:value-type="float">
            <text:p>57.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7.15" calcext:value-type="float">
            <text:p>57.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9.55" calcext:value-type="float">
            <text:p>59.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8.35" calcext:value-type="float">
            <text:p>58.3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8.25" calcext:value-type="float">
            <text:p>58.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6.95" calcext:value-type="float">
            <text:p>56.9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9.05" calcext:value-type="float">
            <text:p>59.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.95" calcext:value-type="float">
            <text:p>56.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0.25" calcext:value-type="float">
            <text:p>60.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.35" calcext:value-type="float">
            <text:p>59.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.25" calcext:value-type="float">
            <text:p>59.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0.45" calcext:value-type="float">
            <text:p>60.4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0.35" calcext:value-type="float">
            <text:p>60.3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.55" calcext:value-type="float">
            <text:p>59.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1.05" calcext:value-type="float">
            <text:p>61.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.05" calcext:value-type="float">
            <text:p>60.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.6" calcext:value-type="float">
            <text:p>61.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0.85" calcext:value-type="float">
            <text:p>60.8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0.45" calcext:value-type="float">
            <text:p>60.4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9.65" calcext:value-type="float">
            <text:p>59.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1.25" calcext:value-type="float">
            <text:p>61.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0.65" calcext:value-type="float">
            <text:p>60.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1.15" calcext:value-type="float">
            <text:p>61.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2.35" calcext:value-type="float">
            <text:p>62.3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0.55" calcext:value-type="float">
            <text:p>60.5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3.35" calcext:value-type="float">
            <text:p>63.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0.85" calcext:value-type="float">
            <text:p>60.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1.35" calcext:value-type="float">
            <text:p>61.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4.65" calcext:value-type="float">
            <text:p>64.6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2.35" calcext:value-type="float">
            <text:p>62.3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1.55" calcext:value-type="float">
            <text:p>61.5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5.45" calcext:value-type="float">
            <text:p>65.4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6.35" calcext:value-type="float">
            <text:p>66.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3.15" calcext:value-type="float">
            <text:p>63.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6.95" calcext:value-type="float">
            <text:p>66.9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7.15" calcext:value-type="float">
            <text:p>67.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1.15" calcext:value-type="float">
            <text:p>61.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6.65" calcext:value-type="float">
            <text:p>66.6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6.85" calcext:value-type="float">
            <text:p>66.8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3.35" calcext:value-type="float">
            <text:p>63.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6.15" calcext:value-type="float">
            <text:p>66.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7.65" calcext:value-type="float">
            <text:p>57.6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6.35" calcext:value-type="float">
            <text:p>66.3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8.85" calcext:value-type="float">
            <text:p>68.8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6.95" calcext:value-type="float">
            <text:p>66.9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7.95" calcext:value-type="float">
            <text:p>67.9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7.65" calcext:value-type="float">
            <text:p>67.6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7.85" calcext:value-type="float">
            <text:p>67.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2.95" calcext:value-type="float">
            <text:p>62.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7.65" calcext:value-type="float">
            <text:p>67.6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8.35" calcext:value-type="float">
            <text:p>68.3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9.65" calcext:value-type="float">
            <text:p>69.6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.35" calcext:value-type="float">
            <text:p>69.3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8.65" calcext:value-type="float">
            <text:p>68.6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1.85" calcext:value-type="float">
            <text:p>61.8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9.65" calcext:value-type="float">
            <text:p>69.6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7.95" calcext:value-type="float">
            <text:p>67.9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9.35" calcext:value-type="float">
            <text:p>69.3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3.65" calcext:value-type="float">
            <text:p>63.6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9.65" calcext:value-type="float">
            <text:p>49.6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8.15" calcext:value-type="float">
            <text:p>68.1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9.25" calcext:value-type="float">
            <text:p>69.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8.15" calcext:value-type="float">
            <text:p>68.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6.95" calcext:value-type="float">
            <text:p>66.9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7.45" calcext:value-type="float">
            <text:p>67.4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0.35" calcext:value-type="float">
            <text:p>70.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7.85" calcext:value-type="float">
            <text:p>67.8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0.35" calcext:value-type="float">
            <text:p>70.3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0.05" calcext:value-type="float">
            <text:p>70.0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9.85" calcext:value-type="float">
            <text:p>69.8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1.45" calcext:value-type="float">
            <text:p>71.4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2.05" calcext:value-type="float">
            <text:p>72.0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1.65" calcext:value-type="float">
            <text:p>71.6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1.95" calcext:value-type="float">
            <text:p>71.9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1.05" calcext:value-type="float">
            <text:p>71.0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.65" calcext:value-type="float">
            <text:p>58.6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2.45" calcext:value-type="float">
            <text:p>72.4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1.35" calcext:value-type="float">
            <text:p>71.3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.55" calcext:value-type="float">
            <text:p>66.5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2.05" calcext:value-type="float">
            <text:p>72.0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1.85" calcext:value-type="float">
            <text:p>71.8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1.35" calcext:value-type="float">
            <text:p>71.3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5.45" calcext:value-type="float">
            <text:p>65.4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2.15" calcext:value-type="float">
            <text:p>72.1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1.85" calcext:value-type="float">
            <text:p>71.8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.15" calcext:value-type="float">
            <text:p>72.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8.05" calcext:value-type="float">
            <text:p>68.0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.95" calcext:value-type="float">
            <text:p>71.9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.35" calcext:value-type="float">
            <text:p>73.3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1.35" calcext:value-type="float">
            <text:p>71.3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9.05" calcext:value-type="float">
            <text:p>69.0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.85" calcext:value-type="float">
            <text:p>72.8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3.35" calcext:value-type="float">
            <text:p>73.3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8.15" calcext:value-type="float">
            <text:p>68.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8.35" calcext:value-type="float">
            <text:p>68.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0.75" calcext:value-type="float">
            <text:p>70.7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4.05" calcext:value-type="float">
            <text:p>74.0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2.65" calcext:value-type="float">
            <text:p>72.6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9.65" calcext:value-type="float">
            <text:p>69.6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2.85" calcext:value-type="float">
            <text:p>72.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2.35" calcext:value-type="float">
            <text:p>72.3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3.25" calcext:value-type="float">
            <text:p>73.2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2.05" calcext:value-type="float">
            <text:p>72.0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2.15" calcext:value-type="float">
            <text:p>72.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4.35" calcext:value-type="float">
            <text:p>74.3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2.45" calcext:value-type="float">
            <text:p>72.4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.35" calcext:value-type="float">
            <text:p>74.3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2.35" calcext:value-type="float">
            <text:p>72.3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3.05" calcext:value-type="float">
            <text:p>73.0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3.05" calcext:value-type="float">
            <text:p>73.0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3.65" calcext:value-type="float">
            <text:p>73.6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1.85" calcext:value-type="float">
            <text:p>71.8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3.55" calcext:value-type="float">
            <text:p>73.5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1.65" calcext:value-type="float">
            <text:p>71.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4.05" calcext:value-type="float">
            <text:p>64.0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4.45" calcext:value-type="float">
            <text:p>74.4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9.45" calcext:value-type="float">
            <text:p>69.4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2.85" calcext:value-type="float">
            <text:p>72.8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4.45" calcext:value-type="float">
            <text:p>74.4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4.45" calcext:value-type="float">
            <text:p>74.4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4.35" calcext:value-type="float">
            <text:p>74.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2.25" calcext:value-type="float">
            <text:p>72.2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4.05" calcext:value-type="float">
            <text:p>74.0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3.35" calcext:value-type="float">
            <text:p>73.3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3.65" calcext:value-type="float">
            <text:p>73.6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3.35" calcext:value-type="float">
            <text:p>73.3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4.35" calcext:value-type="float">
            <text:p>74.3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5.05" calcext:value-type="float">
            <text:p>75.0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3.55" calcext:value-type="float">
            <text:p>73.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2.45" calcext:value-type="float">
            <text:p>72.4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0.85" calcext:value-type="float">
            <text:p>70.8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0.05" calcext:value-type="float">
            <text:p>70.0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4.35" calcext:value-type="float">
            <text:p>74.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5.05" calcext:value-type="float">
            <text:p>75.0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5.45" calcext:value-type="float">
            <text:p>75.4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4.45" calcext:value-type="float">
            <text:p>74.4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5.35" calcext:value-type="float">
            <text:p>75.3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2.35" calcext:value-type="float">
            <text:p>72.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2.85" calcext:value-type="float">
            <text:p>72.8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.35" calcext:value-type="float">
            <text:p>72.3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1.95" calcext:value-type="float">
            <text:p>71.9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5.35" calcext:value-type="float">
            <text:p>75.3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5.05" calcext:value-type="float">
            <text:p>75.0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5.05" calcext:value-type="float">
            <text:p>75.0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0.15" calcext:value-type="float">
            <text:p>70.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5.45" calcext:value-type="float">
            <text:p>75.4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1.55" calcext:value-type="float">
            <text:p>71.5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6.35" calcext:value-type="float">
            <text:p>76.3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5.35" calcext:value-type="float">
            <text:p>75.3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7.55" calcext:value-type="float">
            <text:p>77.5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6.35" calcext:value-type="float">
            <text:p>76.3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75.05" calcext:value-type="float">
            <text:p>75.0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3.35" calcext:value-type="float">
            <text:p>73.3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0.65" calcext:value-type="float">
            <text:p>70.65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7.65" calcext:value-type="float">
            <text:p>67.6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1.85" calcext:value-type="float">
            <text:p>71.8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7.55" calcext:value-type="float">
            <text:p>77.5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4.45" calcext:value-type="float">
            <text:p>74.4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0.35" calcext:value-type="float">
            <text:p>70.3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2.65" calcext:value-type="float">
            <text:p>72.6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1.95" calcext:value-type="float">
            <text:p>71.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4.45" calcext:value-type="float">
            <text:p>74.4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5.05" calcext:value-type="float">
            <text:p>75.0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71.85" calcext:value-type="float">
            <text:p>71.8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6.55" calcext:value-type="float">
            <text:p>66.5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5.05" calcext:value-type="float">
            <text:p>75.0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1.95" calcext:value-type="float">
            <text:p>71.9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78.05" calcext:value-type="float">
            <text:p>78.0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6.75" calcext:value-type="float">
            <text:p>76.7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76.75" calcext:value-type="float">
            <text:p>76.7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6.75" calcext:value-type="float">
            <text:p>76.7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5.45" calcext:value-type="float">
            <text:p>75.4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7.55" calcext:value-type="float">
            <text:p>77.5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77.05" calcext:value-type="float">
            <text:p>77.0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76.35" calcext:value-type="float">
            <text:p>76.3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76.75" calcext:value-type="float">
            <text:p>76.7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75.75" calcext:value-type="float">
            <text:p>75.7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73.95" calcext:value-type="float">
            <text:p>73.9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74.55" calcext:value-type="float">
            <text:p>74.5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75.85" calcext:value-type="float">
            <text:p>75.8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76.75" calcext:value-type="float">
            <text:p>76.7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78.05" calcext:value-type="float">
            <text:p>78.0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9.35" calcext:value-type="float">
            <text:p>79.3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77.25" calcext:value-type="float">
            <text:p>77.2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6.45" calcext:value-type="float">
            <text:p>76.4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8.95" calcext:value-type="float">
            <text:p>78.9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7.75" calcext:value-type="float">
            <text:p>77.7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3.65" calcext:value-type="float">
            <text:p>73.6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77.95" calcext:value-type="float">
            <text:p>77.9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7.55" calcext:value-type="float">
            <text:p>77.5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7.05" calcext:value-type="float">
            <text:p>77.0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77.25" calcext:value-type="float">
            <text:p>77.2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75.15" calcext:value-type="float">
            <text:p>75.1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79.35" calcext:value-type="float">
            <text:p>79.3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9.15" calcext:value-type="float">
            <text:p>79.1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77.75" calcext:value-type="float">
            <text:p>77.7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77.05" calcext:value-type="float">
            <text:p>77.0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78.05" calcext:value-type="float">
            <text:p>78.0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77.25" calcext:value-type="float">
            <text:p>77.2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76.15" calcext:value-type="float">
            <text:p>76.1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78.95" calcext:value-type="float">
            <text:p>78.9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77.25" calcext:value-type="float">
            <text:p>77.2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9.15" calcext:value-type="float">
            <text:p>79.1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7.65" calcext:value-type="float">
            <text:p>67.6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8.95" calcext:value-type="float">
            <text:p>78.95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72.95" calcext:value-type="float">
            <text:p>72.9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81.05" calcext:value-type="float">
            <text:p>81.0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9.15" calcext:value-type="float">
            <text:p>79.15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4.65" calcext:value-type="float">
            <text:p>74.6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0.05" calcext:value-type="float">
            <text:p>70.0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9.35" calcext:value-type="float">
            <text:p>79.3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7.95" calcext:value-type="float">
            <text:p>77.9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6.75" calcext:value-type="float">
            <text:p>76.7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7.95" calcext:value-type="float">
            <text:p>77.9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79.35" calcext:value-type="float">
            <text:p>79.3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1.15" calcext:value-type="float">
            <text:p>71.1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4.05" calcext:value-type="float">
            <text:p>74.0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81.35" calcext:value-type="float">
            <text:p>81.3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9.35" calcext:value-type="float">
            <text:p>79.3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7.05" calcext:value-type="float">
            <text:p>77.0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8.95" calcext:value-type="float">
            <text:p>78.9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9.35" calcext:value-type="float">
            <text:p>79.35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81.15" calcext:value-type="float">
            <text:p>81.1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78.75" calcext:value-type="float">
            <text:p>78.7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80.75" calcext:value-type="float">
            <text:p>80.7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80.85" calcext:value-type="float">
            <text:p>80.8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81.05" calcext:value-type="float">
            <text:p>81.0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1.45" calcext:value-type="float">
            <text:p>71.45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0.85" calcext:value-type="float">
            <text:p>80.8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78.45" calcext:value-type="float">
            <text:p>78.4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81.25" calcext:value-type="float">
            <text:p>81.25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9.35" calcext:value-type="float">
            <text:p>79.3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6.55" calcext:value-type="float">
            <text:p>76.55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77.25" calcext:value-type="float">
            <text:p>77.25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78.65" calcext:value-type="float">
            <text:p>78.6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79.15" calcext:value-type="float">
            <text:p>79.15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71.45" calcext:value-type="float">
            <text:p>71.4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77.05" calcext:value-type="float">
            <text:p>77.0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78.35" calcext:value-type="float">
            <text:p>78.3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76.05" calcext:value-type="float">
            <text:p>76.0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78.55" calcext:value-type="float">
            <text:p>78.5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0.95" calcext:value-type="float">
            <text:p>80.9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1.55" calcext:value-type="float">
            <text:p>81.5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0.75" calcext:value-type="float">
            <text:p>80.75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3.15" calcext:value-type="float">
            <text:p>73.15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79.15" calcext:value-type="float">
            <text:p>79.1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80.95" calcext:value-type="float">
            <text:p>80.95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81.15" calcext:value-type="float">
            <text:p>81.1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78.95" calcext:value-type="float">
            <text:p>78.9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75.65" calcext:value-type="float">
            <text:p>75.6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1.05" calcext:value-type="float">
            <text:p>81.05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80.85" calcext:value-type="float">
            <text:p>80.8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81.15" calcext:value-type="float">
            <text:p>81.1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1.45" calcext:value-type="float">
            <text:p>81.4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9.05" calcext:value-type="float">
            <text:p>69.05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8.85" calcext:value-type="float">
            <text:p>78.8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81.85" calcext:value-type="float">
            <text:p>81.8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82.25" calcext:value-type="float">
            <text:p>82.2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81.35" calcext:value-type="float">
            <text:p>81.3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0.45" calcext:value-type="float">
            <text:p>80.4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7.55" calcext:value-type="float">
            <text:p>77.55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9.05" calcext:value-type="float">
            <text:p>79.05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78.95" calcext:value-type="float">
            <text:p>78.9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80.95" calcext:value-type="float">
            <text:p>80.95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80.85" calcext:value-type="float">
            <text:p>80.85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79.45" calcext:value-type="float">
            <text:p>79.4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9.85" calcext:value-type="float">
            <text:p>79.8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80.05" calcext:value-type="float">
            <text:p>80.0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9.75" calcext:value-type="float">
            <text:p>79.75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0.15" calcext:value-type="float">
            <text:p>80.1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80.95" calcext:value-type="float">
            <text:p>80.95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77.65" calcext:value-type="float">
            <text:p>77.65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80.75" calcext:value-type="float">
            <text:p>80.75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81.45" calcext:value-type="float">
            <text:p>81.4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80.9" calcext:value-type="float">
            <text:p>8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3:23:42.135272078</meta:creation-date>
    <dc:date>2016-02-16T13:42:34.645821358</dc:date>
    <meta:editing-duration>PT3M42S</meta:editing-duration>
    <meta:editing-cycles>1</meta:editing-cycles>
    <meta:document-statistic meta:table-count="1" meta:cell-count="3558" meta:object-count="1"/>
    <meta:generator>LibreOffice/5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6.884cm" svg:height="23.455cm" xlink:href=".." xlink:type="simple" chart:class="chart:scatter" chart:style-name="ch1">
        <chart:legend chart:legend-position="end" svg:x="44.984cm" svg:y="11.428cm" style:legend-expansion="high" chart:style-name="ch2"/>
        <chart:plot-area chart:style-name="ch3" table:cell-range-address="Sheet1.A1:Sheet1.B1779" chart:data-source-has-labels="row" svg:x="0.574cm" svg:y="0.812cm" svg:width="43.107cm" svg:height="22.514cm">
          <chartooo:coordinate-region svg:x="1.195cm" svg:y="1.012cm" svg:width="42.114cm" svg:height="21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779" chart:label-cell-address="Sheet1.B1:Sheet1.B1" chart:class="chart:scatter">
            <chart:domain table:cell-range-address="Sheet1.A2:Sheet1.A1779"/>
            <chart:data-point chart:repeated="17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779</svg:desc>
                </draw:g>
              </table:table-cell>
              <table:table-cell office:value-type="float" office:value="15.3">
                <text:p>15.3</text:p>
                <draw:g>
                  <svg:desc>Sheet1.B2:Sheet1.B17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.15">
                <text:p>28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9.95">
                <text:p>29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.95">
                <text:p>29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4.45">
                <text:p>34.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6.55">
                <text:p>36.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6.55">
                <text:p>36.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5.65">
                <text:p>35.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6.55">
                <text:p>36.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7.35">
                <text:p>37.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7.05">
                <text:p>37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9.85">
                <text:p>39.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0.15">
                <text:p>40.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1.35">
                <text:p>41.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9.65">
                <text:p>39.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3.05">
                <text:p>43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3.45">
                <text:p>43.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5.55">
                <text:p>45.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5.05">
                <text:p>45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5.55">
                <text:p>45.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5.35">
                <text:p>45.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0.05">
                <text:p>50.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1.05">
                <text:p>51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1.35">
                <text:p>51.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2.95">
                <text:p>52.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4.65">
                <text:p>54.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5.95">
                <text:p>55.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3.95">
                <text:p>53.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5.45">
                <text:p>55.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5.05">
                <text:p>55.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7.05">
                <text:p>57.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8.35">
                <text:p>58.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9.35">
                <text:p>59.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60.45">
                <text:p>60.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0.35">
                <text:p>60.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61.05">
                <text:p>61.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2.45">
                <text:p>62.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9.95">
                <text:p>59.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0.45">
                <text:p>60.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9.65">
                <text:p>59.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61.65">
                <text:p>61.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0.65">
                <text:p>60.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61.95">
                <text:p>61.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62.45">
                <text:p>62.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64.95">
                <text:p>64.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60.95">
                <text:p>60.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63.45">
                <text:p>63.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1.65">
                <text:p>61.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63.45">
                <text:p>63.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1.65">
                <text:p>61.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60.55">
                <text:p>60.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64.65">
                <text:p>64.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3.45">
                <text:p>63.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3.55">
                <text:p>63.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1.55">
                <text:p>61.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4.35">
                <text:p>64.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5.45">
                <text:p>65.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64.95">
                <text:p>64.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6.05">
                <text:p>66.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0.95">
                <text:p>60.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4.35">
                <text:p>64.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6.05">
                <text:p>66.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63.15">
                <text:p>63.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66.95">
                <text:p>66.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7.15">
                <text:p>67.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4.35">
                <text:p>64.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6.85">
                <text:p>66.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8.05">
                <text:p>68.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8.05">
                <text:p>68.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8.85">
                <text:p>68.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6.95">
                <text:p>66.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7.95">
                <text:p>67.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67.85">
                <text:p>67.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62.95">
                <text:p>62.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9.45">
                <text:p>69.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68.35">
                <text:p>68.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65.15">
                <text:p>65.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69.65">
                <text:p>69.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69.95">
                <text:p>69.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0.45">
                <text:p>70.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61.85">
                <text:p>61.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69.45">
                <text:p>69.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69.65">
                <text:p>69.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67.95">
                <text:p>67.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63.65">
                <text:p>63.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69.95">
                <text:p>69.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68.15">
                <text:p>68.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68.05">
                <text:p>68.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0.45">
                <text:p>70.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66.05">
                <text:p>66.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65.65">
                <text:p>65.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68.55">
                <text:p>68.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69.95">
                <text:p>69.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68.15">
                <text:p>68.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66.95">
                <text:p>66.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0.45">
                <text:p>70.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69.95">
                <text:p>69.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0.35">
                <text:p>70.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9.95">
                <text:p>69.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67.85">
                <text:p>67.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8.05">
                <text:p>68.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0.35">
                <text:p>70.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2.05">
                <text:p>72.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1.65">
                <text:p>71.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1.05">
                <text:p>71.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2.55">
                <text:p>72.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1.35">
                <text:p>71.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6.55">
                <text:p>66.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2.05">
                <text:p>72.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1.35">
                <text:p>71.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65.45">
                <text:p>65.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69.45">
                <text:p>69.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68.05">
                <text:p>68.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1.35">
                <text:p>71.3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2.55">
                <text:p>72.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68.15">
                <text:p>68.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68.35">
                <text:p>68.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65.65">
                <text:p>65.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9.55">
                <text:p>69.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4.05">
                <text:p>74.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69.65">
                <text:p>69.6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2.05">
                <text:p>72.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3.05">
                <text:p>73.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2.55">
                <text:p>72.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3.05">
                <text:p>73.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3.55">
                <text:p>73.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0.45">
                <text:p>70.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1.65">
                <text:p>71.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69.45">
                <text:p>69.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69.95">
                <text:p>69.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4.05">
                <text:p>74.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69.95">
                <text:p>69.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3.55">
                <text:p>73.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0.85">
                <text:p>70.8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5.95">
                <text:p>75.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5.45">
                <text:p>75.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5.35">
                <text:p>75.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5.35">
                <text:p>75.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4.85">
                <text:p>74.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5.95">
                <text:p>75.9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5.45">
                <text:p>75.4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1.55">
                <text:p>71.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6.45">
                <text:p>76.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5.95">
                <text:p>75.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5.35">
                <text:p>75.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6.45">
                <text:p>76.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68.55">
                <text:p>68.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74.85">
                <text:p>74.8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76.45">
                <text:p>76.4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70.65">
                <text:p>70.6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76.45">
                <text:p>76.4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76.45">
                <text:p>76.4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70.35">
                <text:p>70.3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74.45">
                <text:p>74.4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71.85">
                <text:p>71.8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66.55">
                <text:p>66.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71.95">
                <text:p>71.9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78.05">
                <text:p>78.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74.85">
                <text:p>74.8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75.45">
                <text:p>75.4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74.55">
                <text:p>74.5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78.05">
                <text:p>78.0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76.45">
                <text:p>76.4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77.95">
                <text:p>77.9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78.05">
                <text:p>78.0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76.15">
                <text:p>76.1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75.95">
                <text:p>75.9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74.65">
                <text:p>74.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77.95">
                <text:p>77.9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76.75">
                <text:p>76.7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77.95">
                <text:p>77.9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61.65">
                <text:p>61.6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74.05">
                <text:p>74.0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81.35">
                <text:p>81.3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76.65">
                <text:p>76.6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73.15">
                <text:p>73.1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81.05">
                <text:p>81.0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81.45">
                <text:p>81.4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78.85">
                <text:p>78.8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81.85">
                <text:p>81.8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81.35">
                <text:p>81.3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79.45">
                <text:p>79.4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81.45">
                <text:p>81.4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80.9">
                <text:p>8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